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69mm"/>
    </style:style>
    <style:style style:name="co2" style:family="table-column">
      <style:table-column-properties fo:break-before="auto" style:column-width="13.39mm"/>
    </style:style>
    <style:style style:name="co3" style:family="table-column">
      <style:table-column-properties fo:break-before="auto" style:column-width="13.71mm"/>
    </style:style>
    <style:style style:name="co4" style:family="table-column">
      <style:table-column-properties fo:break-before="auto" style:column-width="25.72mm"/>
    </style:style>
    <style:style style:name="co5" style:family="table-column">
      <style:table-column-properties fo:break-before="auto" style:column-width="17.41mm"/>
    </style:style>
    <style:style style:name="co6" style:family="table-column">
      <style:table-column-properties fo:break-before="auto" style:column-width="34.36mm"/>
    </style:style>
    <style:style style:name="co7" style:family="table-column">
      <style:table-column-properties fo:break-before="auto" style:column-width="30.97mm"/>
    </style:style>
    <style:style style:name="co8" style:family="table-column">
      <style:table-column-properties fo:break-before="auto" style:column-width="70.91mm"/>
    </style:style>
    <style:style style:name="co9" style:family="table-column">
      <style:table-column-properties fo:break-before="auto" style:column-width="12.15mm"/>
    </style:style>
    <style:style style:name="co10" style:family="table-column">
      <style:table-column-properties fo:break-before="auto" style:column-width="15.24mm"/>
    </style:style>
    <style:style style:name="co11" style:family="table-column">
      <style:table-column-properties fo:break-before="auto" style:column-width="15.56mm"/>
    </style:style>
    <style:style style:name="co12" style:family="table-column">
      <style:table-column-properties fo:break-before="auto" style:column-width="31.59mm"/>
    </style:style>
    <style:style style:name="co13" style:family="table-column">
      <style:table-column-properties fo:break-before="auto" style:column-width="18.63mm"/>
    </style:style>
    <style:style style:name="co14" style:family="table-column">
      <style:table-column-properties fo:break-before="auto" style:column-width="20.48mm"/>
    </style:style>
    <style:style style:name="co15" style:family="table-column">
      <style:table-column-properties fo:break-before="auto" style:column-width="14.01mm"/>
    </style:style>
    <style:style style:name="co16" style:family="table-column">
      <style:table-column-properties fo:break-before="auto" style:column-width="19.86mm"/>
    </style:style>
    <style:style style:name="co17" style:family="table-column">
      <style:table-column-properties fo:break-before="auto" style:column-width="28.8mm"/>
    </style:style>
    <style:style style:name="co18" style:family="table-column">
      <style:table-column-properties fo:break-before="auto" style:column-width="38.22mm"/>
    </style:style>
    <style:style style:name="co19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none" fo:background-color="#000000" fo:border-left="0.06pt solid #000000" fo:border-right="none" fo:border-top="0.06pt solid #000000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"/>
    </style:style>
    <style:style style:name="ce5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8"/>
    </style:style>
    <style:style style:name="ce1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2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22" style:family="table-cell" style:parent-style-name="Default">
      <style:table-cell-properties fo:background-color="transparent"/>
      <style:map style:condition="cell-content()=&quot;&quot;" style:apply-style-name="Cellule_20_invalide" style:base-cell-address="Feuille1.B2"/>
    </style:style>
    <style:style style:name="ce25" style:family="table-cell" style:parent-style-name="Default">
      <style:table-cell-properties fo:background-color="transparent"/>
      <style:map style:condition="cell-content()=&quot;&quot;" style:apply-style-name="Cellule_20_invalide" style:base-cell-address="Feuille1.B18"/>
    </style:style>
    <style:style style:name="ce20" style:family="table-cell" style:parent-style-name="Default">
      <style:table-cell-properties fo:background-color="transparent"/>
      <style:map style:condition="cell-content()=&quot;&quot;" style:apply-style-name="Cellule_20_invalide" style:base-cell-address="Feuille1.B22"/>
    </style:style>
    <style:style style:name="ce9" style:family="table-cell" style:parent-style-name="Default">
      <style:table-cell-properties fo:border-bottom="none" fo:background-color="#000000" fo:border-left="none" fo:border-right="0.06pt solid #000000" fo:border-top="0.06pt solid #000000"/>
    </style:style>
    <style:style style:name="ce24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2"/>
    </style:style>
    <style:style style:name="ce11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40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18"/>
    </style:style>
    <style:style style:name="ce2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&quot;&quot;" style:apply-style-name="Cellule_20_invalide" style:base-cell-address="Feuille1.B22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5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2"/>
    </style:style>
    <style:style style:name="ce3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"/>
    </style:style>
    <style:style style:name="ce3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4"/>
    </style:style>
    <style:style style:name="ce60" style:family="table-cell" style:parent-style-name="Default">
      <style:table-cell-properties fo:background-color="transparent"/>
      <style:map style:condition="cell-content()=&quot;&quot;" style:apply-style-name="Cellule_20_invalide" style:base-cell-address="Feuille1.I2"/>
    </style:style>
    <style:style style:name="ce45" style:family="table-cell" style:parent-style-name="Default">
      <style:table-cell-properties fo:background-color="transparent"/>
      <style:map style:condition="cell-content()=&quot;&quot;" style:apply-style-name="Cellule_20_invalide" style:base-cell-address="Feuille1.I3"/>
    </style:style>
    <style:style style:name="ce46" style:family="table-cell" style:parent-style-name="Default">
      <style:table-cell-properties fo:background-color="transparent"/>
      <style:map style:condition="cell-content()=&quot;&quot;" style:apply-style-name="Cellule_20_invalide" style:base-cell-address="Feuille1.I4"/>
    </style:style>
    <style:style style:name="ce2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"/>
    </style:style>
    <style:style style:name="ce6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8"/>
    </style:style>
    <style:style style:name="ce4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2"/>
    </style:style>
    <style:style style:name="ce29" style:family="table-cell" style:parent-style-name="Default">
      <style:map style:condition="is-true-formula(#REF!=0)" style:apply-style-name="Cellule_20_grisée" style:base-cell-address="Feuille1.Q2"/>
      <style:map style:condition="is-true-formula(AND(#REF!&lt;&gt;0;#REF!=&quot;&quot;))" style:apply-style-name="Cellule_20_invalide" style:base-cell-address="Feuille1.Q2"/>
    </style:style>
    <style:style style:name="ce65" style:family="table-cell" style:parent-style-name="Default">
      <style:map style:condition="is-true-formula(#REF!=0)" style:apply-style-name="Cellule_20_grisée" style:base-cell-address="Feuille1.Q18"/>
      <style:map style:condition="is-true-formula(AND(#REF!&lt;&gt;0;#REF!=&quot;&quot;))" style:apply-style-name="Cellule_20_invalide" style:base-cell-address="Feuille1.Q18"/>
    </style:style>
    <style:style style:name="ce50" style:family="table-cell" style:parent-style-name="Default">
      <style:map style:condition="is-true-formula(#REF!=0)" style:apply-style-name="Cellule_20_grisée" style:base-cell-address="Feuille1.Q22"/>
      <style:map style:condition="is-true-formula(AND(#REF!&lt;&gt;0;#REF!=&quot;&quot;))" style:apply-style-name="Cellule_20_invalide" style:base-cell-address="Feuille1.Q22"/>
    </style:style>
    <style:style style:name="ce30" style:family="table-cell" style:parent-style-name="Default">
      <style:map style:condition="is-true-formula(#REF!=0)" style:apply-style-name="Cellule_20_grisée" style:base-cell-address="Feuille1.R2"/>
      <style:map style:condition="is-true-formula(AND(#REF!&lt;&gt;0;#REF!=&quot;&quot;))" style:apply-style-name="Cellule_20_invalide" style:base-cell-address="Feuille1.R2"/>
    </style:style>
    <style:style style:name="ce68" style:family="table-cell" style:parent-style-name="Default">
      <style:map style:condition="is-true-formula(#REF!=0)" style:apply-style-name="Cellule_20_grisée" style:base-cell-address="Feuille1.R18"/>
      <style:map style:condition="is-true-formula(AND(#REF!&lt;&gt;0;#REF!=&quot;&quot;))" style:apply-style-name="Cellule_20_invalide" style:base-cell-address="Feuille1.R18"/>
    </style:style>
    <style:style style:name="ce52" style:family="table-cell" style:parent-style-name="Default">
      <style:map style:condition="is-true-formula(#REF!=0)" style:apply-style-name="Cellule_20_grisée" style:base-cell-address="Feuille1.R22"/>
      <style:map style:condition="is-true-formula(AND(#REF!&lt;&gt;0;#REF!=&quot;&quot;))" style:apply-style-name="Cellule_20_invalide" style:base-cell-address="Feuille1.R22"/>
    </style:style>
    <style:style style:name="ce31" style:family="table-cell" style:parent-style-name="Default">
      <style:table-cell-properties fo:border-bottom="none" fo:border-left="none" fo:border-right="0.06pt solid #000000" fo:border-top="none"/>
      <style:map style:condition="is-true-formula(#REF!=0)" style:apply-style-name="Cellule_20_grisée" style:base-cell-address="Feuille1.S2"/>
      <style:map style:condition="is-true-formula(AND(#REF!&lt;&gt;0;#REF!=&quot;&quot;))" style:apply-style-name="Cellule_20_invalide" style:base-cell-address="Feuille1.S2"/>
    </style:style>
    <style:style style:name="ce71" style:family="table-cell" style:parent-style-name="Default">
      <style:table-cell-properties fo:border-bottom="none" fo:border-left="none" fo:border-right="0.06pt solid #000000" fo:border-top="none"/>
      <style:map style:condition="is-true-formula(#REF!=0)" style:apply-style-name="Cellule_20_grisée" style:base-cell-address="Feuille1.S18"/>
      <style:map style:condition="is-true-formula(AND(#REF!&lt;&gt;0;#REF!=&quot;&quot;))" style:apply-style-name="Cellule_20_invalide" style:base-cell-address="Feuille1.S18"/>
    </style:style>
    <style:style style:name="ce54" style:family="table-cell" style:parent-style-name="Default">
      <style:table-cell-properties fo:border-bottom="none" fo:border-left="none" fo:border-right="0.06pt solid #000000" fo:border-top="none"/>
      <style:map style:condition="is-true-formula(#REF!=0)" style:apply-style-name="Cellule_20_grisée" style:base-cell-address="Feuille1.S22"/>
      <style:map style:condition="is-true-formula(AND(#REF!&lt;&gt;0;#REF!=&quot;&quot;))" style:apply-style-name="Cellule_20_invalide" style:base-cell-address="Feuille1.S22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sort-ascending" table:base-cell-address="Feuille1.P2"/>
      </table:content-validations>
      <table:table table:name="Feuille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6"/>
        <table:table-column table:style-name="co7" table:default-cell-style-name="Default"/>
        <table:table-column table:style-name="co8" table:default-cell-style-name="ce6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ce12"/>
        <table:table-column table:style-name="co13" table:default-cell-style-name="ce6"/>
        <table:table-column table:style-name="co14" table:default-cell-style-name="Default"/>
        <table:table-column table:style-name="co15" table:default-cell-style-name="Default"/>
        <table:table-column table:style-name="co16" table:default-cell-style-name="ce12"/>
        <table:table-column table:style-name="co17" table:default-cell-style-name="ce12"/>
        <table:table-column table:style-name="co17" table:default-cell-style-name="Default"/>
        <table:table-column table:style-name="co18" table:default-cell-style-name="Default"/>
        <table:table-column table:style-name="co19" table:number-columns-repeated="1002" table:default-cell-style-name="Default"/>
        <table:table-row table:style-name="ro1">
          <table:table-cell table:style-name="ce1" office:value-type="string" calcext:value-type="string">
            <text:p>#enemy_name</text:p>
          </table:table-cell>
          <table:table-cell table:style-name="ce3" office:value-type="string" calcext:value-type="string">
            <text:p>armor</text:p>
          </table:table-cell>
          <table:table-cell table:style-name="ce7" office:value-type="string" calcext:value-type="string">
            <text:p>shield</text:p>
          </table:table-cell>
          <table:table-cell table:style-name="ce7" office:value-type="string" calcext:value-type="string">
            <text:p>shield_regen</text:p>
          </table:table-cell>
          <table:table-cell table:style-name="ce9" office:value-type="string" calcext:value-type="string">
            <text:p>damage</text:p>
          </table:table-cell>
          <table:table-cell table:style-name="ce3" office:value-type="string" calcext:value-type="string">
            <text:p>weapon_name</text:p>
          </table:table-cell>
          <table:table-cell table:style-name="ce3" office:value-type="string" calcext:value-type="string">
            <text:p>weapon2_name</text:p>
          </table:table-cell>
          <table:table-cell table:style-name="ce1" office:value-type="string" calcext:value-type="string">
            <text:p>weapon3_name</text:p>
          </table:table-cell>
          <table:table-cell table:style-name="ce3" office:value-type="string" calcext:value-type="string">
            <text:p>image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height</text:p>
          </table:table-cell>
          <table:table-cell table:style-name="ce7" office:value-type="string" calcext:value-type="string">
            <text:p>frames</text:p>
          </table:table-cell>
          <table:table-cell table:style-name="ce7" office:value-type="string" calcext:value-type="string">
            <text:p>vspeed</text:p>
          </table:table-cell>
          <table:table-cell table:style-name="ce7" office:value-type="string" calcext:value-type="string">
            <text:p>explosion_name</text:p>
          </table:table-cell>
          <table:table-cell table:style-name="ce9" office:value-type="string" calcext:value-type="string">
            <text:p>value</text:p>
          </table:table-cell>
          <table:table-cell table:style-name="ce3" office:value-type="string" calcext:value-type="string">
            <text:p>pattern</text:p>
          </table:table-cell>
          <table:table-cell table:style-name="ce7" office:value-type="string" calcext:value-type="string">
            <text:p>angspeed</text:p>
          </table:table-cell>
          <table:table-cell table:style-name="ce7" office:value-type="string" calcext:value-type="string">
            <text:p>radius</text:p>
          </table:table-cell>
          <table:table-cell table:style-name="ce9" office:value-type="string" calcext:value-type="string">
            <text:p>clockwise</text:p>
          </table:table-cell>
          <table:table-cell table:style-name="ce9" office:value-type="string" calcext:value-type="string">
            <text:p>centered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phase</text:p>
          </table:table-cell>
          <table:table-cell table:style-name="ce1" table:number-columns-repeated="999"/>
          <table:table-cell table:number-columns-repeated="3"/>
        </table:table-row>
        <table:table-row table:style-name="ro1">
          <table:table-cell office:value-type="string" calcext:value-type="string">
            <text:p>Katyusha</text:p>
          </table:table-cell>
          <table:table-cell table:style-name="ce18" office:value-type="float" office:value="1000" calcext:value-type="float">
            <text:p>10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style-name="ce18" office:value-type="string" calcext:value-type="string">
            <text:p>laser</text:p>
          </table:table-cell>
          <table:table-cell table:style-name="ce18" office:value-type="string" calcext:value-type="string">
            <text:p>laser_arc</text:p>
          </table:table-cell>
          <table:table-cell table:style-name="ce22" office:value-type="float" office:value="0" calcext:value-type="float">
            <text:p>0</text:p>
          </table:table-cell>
          <table:table-cell table:style-name="ce56" office:value-type="string" calcext:value-type="string">
            <text:p>2D/Vanguard/V_BetaGold.png</text:p>
          </table:table-cell>
          <table:table-cell table:style-name="ce60" office:value-type="float" office:value="288" calcext:value-type="float">
            <text:p>288</text:p>
          </table:table-cell>
          <table:table-cell table:style-name="ce60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string" calcext:value-type="string">
            <text:p>oscillator</text:p>
          </table:table-cell>
          <table:table-cell table:style-name="ce29" office:value-type="float" office:value="30" calcext:value-type="float">
            <text:p>30</text:p>
          </table:table-cell>
          <table:table-cell table:style-name="ce30" office:value-type="float" office:value="40" calcext:value-type="float">
            <text:p>4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KatyushaIntr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tsukoi</text:p>
          </table:table-cell>
          <table:table-cell table:style-name="ce18" office:value-type="float" office:value="500" calcext:value-type="float">
            <text:p>5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50" calcext:value-type="float">
            <text:p>50</text:p>
          </table:table-cell>
          <table:table-cell table:style-name="ce18" office:value-type="string" calcext:value-type="string">
            <text:p>laser</text:p>
          </table:table-cell>
          <table:table-cell table:style-name="ce18" office:value-type="string" calcext:value-type="string">
            <text:p>laser_arc</text:p>
          </table:table-cell>
          <table:table-cell table:style-name="ce22" office:value-type="float" office:value="0" calcext:value-type="float">
            <text:p>0</text:p>
          </table:table-cell>
          <table:table-cell table:style-name="ce36" office:value-type="string" calcext:value-type="string">
            <text:p>2D/Vanguard/V_GammaGold.png</text:p>
          </table:table-cell>
          <table:table-cell table:style-name="ce45" office:value-type="float" office:value="75" calcext:value-type="float">
            <text:p>75</text:p>
          </table:table-cell>
          <table:table-cell table:style-name="ce45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string" calcext:value-type="string">
            <text:p>oscillator</text:p>
          </table:table-cell>
          <table:table-cell table:style-name="ce29" office:value-type="float" office:value="30" calcext:value-type="float">
            <text:p>30</text:p>
          </table:table-cell>
          <table:table-cell table:style-name="ce30" office:value-type="float" office:value="40" calcext:value-type="float">
            <text:p>4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L_ItsukoiIntr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atsuki</text:p>
          </table:table-cell>
          <table:table-cell table:style-name="ce18" office:value-type="float" office:value="500" calcext:value-type="float">
            <text:p>5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50" calcext:value-type="float">
            <text:p>50</text:p>
          </table:table-cell>
          <table:table-cell table:style-name="ce18" office:value-type="string" calcext:value-type="string">
            <text:p>laser</text:p>
          </table:table-cell>
          <table:table-cell table:style-name="ce18" office:value-type="string" calcext:value-type="string">
            <text:p>laser_arc</text:p>
          </table:table-cell>
          <table:table-cell table:style-name="ce22" office:value-type="float" office:value="0" calcext:value-type="float">
            <text:p>0</text:p>
          </table:table-cell>
          <table:table-cell table:style-name="ce37" office:value-type="string" calcext:value-type="string">
            <text:p>2D/Vanguard/V_GammaGold.png</text:p>
          </table:table-cell>
          <table:table-cell table:style-name="ce46" office:value-type="float" office:value="75" calcext:value-type="float">
            <text:p>75</text:p>
          </table:table-cell>
          <table:table-cell table:style-name="ce46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string" calcext:value-type="string">
            <text:p>oscillator</text:p>
          </table:table-cell>
          <table:table-cell table:style-name="ce29" office:value-type="float" office:value="30" calcext:value-type="float">
            <text:p>30</text:p>
          </table:table-cell>
          <table:table-cell table:style-name="ce30" office:value-type="float" office:value="40" calcext:value-type="float">
            <text:p>4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string" calcext:value-type="string">
            <text:p>R_HatsukiIntro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 table:number-columns-repeated="2"/>
          <table:table-cell table:style-name="ce2"/>
          <table:table-cell table:style-name="ce5"/>
          <table:table-cell table:style-name="ce2" table:number-columns-repeated="5"/>
          <table:table-cell table:style-name="ce11"/>
          <table:table-cell table:style-name="ce5"/>
          <table:table-cell table:style-name="ce2" table:number-columns-repeated="2"/>
          <table:table-cell table:style-name="ce11" table:number-columns-repeated="2"/>
          <table:table-cell table:style-name="ce2" table:number-columns-repeated="1001"/>
          <table:table-cell table:number-columns-repeated="3"/>
        </table:table-row>
        <table:table-row table:style-name="ro1">
          <table:table-cell office:value-type="string" calcext:value-type="string">
            <text:p>V_Alpha1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1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1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Alpha2</text:p>
          </table:table-cell>
          <table:table-cell table:style-name="ce18" office:value-type="float" office:value="70" calcext:value-type="float">
            <text:p>7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2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2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Alpha3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3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3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Sigma1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Sigma1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1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Sigma2</text:p>
          </table:table-cell>
          <table:table-cell table:style-name="ce18" office:value-type="float" office:value="50" calcext:value-type="float">
            <text:p>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Sigma2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2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Sigma3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Sigma3.png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Sigma3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Beta1</text:p>
          </table:table-cell>
          <table:table-cell table:style-name="ce18" office:value-type="float" office:value="80" calcext:value-type="float">
            <text:p>80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3" calcext:value-type="float">
            <text:p>3</text:p>
          </table:table-cell>
          <table:table-cell table:style-name="ce24" office:value-type="float" office:value="300" calcext:value-type="float">
            <text:p>3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1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1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Beta2</text:p>
          </table:table-cell>
          <table:table-cell table:style-name="ce18" office:value-type="float" office:value="170" calcext:value-type="float">
            <text:p>17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300" calcext:value-type="float">
            <text:p>3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2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2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Beta3</text:p>
          </table:table-cell>
          <table:table-cell table:style-name="ce18" office:value-type="float" office:value="60" calcext:value-type="float">
            <text:p>60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15" calcext:value-type="float">
            <text:p>15</text:p>
          </table:table-cell>
          <table:table-cell table:style-name="ce24" office:value-type="float" office:value="300" calcext:value-type="float">
            <text:p>3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3.png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20" calcext:value-type="float">
            <text:p>2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3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Delta1</text:p>
          </table:table-cell>
          <table:table-cell table:style-name="ce18" office:value-type="float" office:value="800" calcext:value-type="float">
            <text:p>8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500" calcext:value-type="float">
            <text:p>5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Delta1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1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Delta2</text:p>
          </table:table-cell>
          <table:table-cell table:style-name="ce18" office:value-type="float" office:value="800" calcext:value-type="float">
            <text:p>8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500" calcext:value-type="float">
            <text:p>5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Delta2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2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Delta3</text:p>
          </table:table-cell>
          <table:table-cell table:style-name="ce18" office:value-type="float" office:value="800" calcext:value-type="float">
            <text:p>8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500" calcext:value-type="float">
            <text:p>5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Delta3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Delta3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DeltaGold</text:p>
          </table:table-cell>
          <table:table-cell table:style-name="ce16" office:value-type="float" office:value="10000" calcext:value-type="float">
            <text:p>1000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40" office:value-type="float" office:value="500" calcext:value-type="float">
            <text:p>5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6" office:value-type="string" calcext:value-type="string">
            <text:p>2D/Vanguard/V_DeltaGold.png</text:p>
          </table:table-cell>
          <table:table-cell table:style-name="ce25" office:value-type="float" office:value="288" calcext:value-type="float">
            <text:p>288</text:p>
          </table:table-cell>
          <table:table-cell table:style-name="ce25" office:value-type="float" office:value="390" calcext:value-type="float">
            <text:p>39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death_explosion</text:p>
          </table:table-cell>
          <table:table-cell table:style-name="ce40" office:value-type="float" office:value="50" calcext:value-type="float">
            <text:p>50</text:p>
          </table:table-cell>
          <table:table-cell table:style-name="ce62" table:content-validation-name="val1" office:value-type="float" office:value="0" calcext:value-type="float">
            <text:p>0</text:p>
          </table:table-cell>
          <table:table-cell table:style-name="ce65"/>
          <table:table-cell table:style-name="ce68"/>
          <table:table-cell table:style-name="ce71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V_Delta3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Gamma1</text:p>
          </table:table-cell>
          <table:table-cell table:style-name="ce18" office:value-type="float" office:value="130" calcext:value-type="float">
            <text:p>13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Gamma1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1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Gamma2</text:p>
          </table:table-cell>
          <table:table-cell table:style-name="ce18" office:value-type="float" office:value="140" calcext:value-type="float">
            <text:p>14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Gamma2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2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Gamma3</text:p>
          </table:table-cell>
          <table:table-cell table:style-name="ce18" office:value-type="float" office:value="150" calcext:value-type="float">
            <text:p>1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Gamma3.png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26" calcext:value-type="float">
            <text:p>1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Gamma3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GammaGold</text:p>
          </table:table-cell>
          <table:table-cell table:style-name="ce15" office:value-type="float" office:value="1000" calcext:value-type="float">
            <text:p>100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6" office:value-type="float" office:value="200" calcext:value-type="float">
            <text:p>20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string" calcext:value-type="string">
            <text:p>2D/Vanguard/V_GammaGold.png</text:p>
          </table:table-cell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126" calcext:value-type="float">
            <text:p>12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death_explosion</text:p>
          </table:table-cell>
          <table:table-cell table:style-name="ce26" office:value-type="float" office:value="50" calcext:value-type="float">
            <text:p>50</text:p>
          </table:table-cell>
          <table:table-cell table:style-name="ce48" table:content-validation-name="val1" office:value-type="float" office:value="0" calcext:value-type="float">
            <text:p>0</text:p>
          </table:table-cell>
          <table:table-cell table:style-name="ce50"/>
          <table:table-cell table:style-name="ce52"/>
          <table:table-cell table:style-name="ce54" table:number-columns-repeated="2"/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V_Gamma3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Zeta_01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Zeta_02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Zeta_03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Zeta_04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-50" calcext:value-type="float">
            <text:p>-5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Zeta_05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Zeta_06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200" calcext:value-type="float">
            <text:p>2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Zeta.png</text:p>
          </table:table-cell>
          <table:table-cell table:number-columns-repeated="2" table:style-name="ce22" office:value-type="float" office:value="66" calcext:value-type="float">
            <text:p>6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BetaGold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Gold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Gold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AlphaGold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Gold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AlphaGold1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Gold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AlphaGold2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Gold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AlphaGold3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Gold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AlphaGold4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Gold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AlphaGold5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Gold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Entry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BetaGold_Intro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2D/Vanguard/V_BetaGold.png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float" office:value="390" calcext:value-type="float">
            <text:p>39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50" calcext:value-type="float">
            <text:p>5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BetaGold_Intro_Entry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_AlphaGold_Intro</text:p>
          </table:table-cell>
          <table:table-cell table:style-name="ce18" office:value-type="float" office:value="500" calcext:value-type="float">
            <text:p>50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4" office:value-type="float" office:value="1000" calcext:value-type="float">
            <text:p>100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18" office:value-type="string" calcext:value-type="string">
            <text:p>2D/Vanguard/V_AlphaGold.png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death_explosion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29"/>
          <table:table-cell table:style-name="ce30"/>
          <table:table-cell table:style-name="ce31" table:number-columns-repeated="2"/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V_AlphaGold_Intro_Entry</text:p>
          </table:table-cell>
          <table:table-cell table:number-columns-repeated="100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B2:Feuille1.F4 Feuille1.G2:Feuille1.G4 Feuille1.B23:Feuille1.F28 Feuille1.G23:Feuille1.G28 Feuille1.B30:Feuille1.D35 Feuille1.F30:Feuille1.F35 Feuille1.G30:Feuille1.G35 Feuille1.B37:Feuille1.F37 Feuille1.G37:Feuille1.G37 Feuille1.L2:Feuille1.P4 Feuille1.I23:Feuille1.P37 Feuille1.H2:Feuille1.H4 Feuille1.U2:Feuille1.U4 Feuille1.H23:Feuille1.H28 Feuille1.U23:Feuille1.V37 Feuille1.H30:Feuille1.H35 Feuille1.H37:Feuille1.H37 Feuille1.B19:Feuille1.F21 Feuille1.G19:Feuille1.G21 Feuille1.I19:Feuille1.P21 Feuille1.H19:Feuille1.H21 Feuille1.U19:Feuille1.V21 Feuille1.B6:Feuille1.F17 Feuille1.G6:Feuille1.G17 Feuille1.I6:Feuille1.P17 Feuille1.H6:Feuille1.H17 Feuille1.U6:Feuille1.V17">
            <calcext:condition calcext:apply-style-name="Cellule invalide" calcext:value="=&quot;&quot;" calcext:base-cell-address="Feuille1.B2"/>
          </calcext:conditional-format>
          <calcext:conditional-format calcext:target-range-address="Feuille1.Q2:Feuille1.Q4 Feuille1.Q23:Feuille1.Q37 Feuille1.Q19:Feuille1.Q21 Feuille1.Q6:Feuille1.Q17">
            <calcext:condition calcext:apply-style-name="Cellule grisée" calcext:value="formula-is(#REF!=0)" calcext:base-cell-address="Feuille1.Q2"/>
            <calcext:condition calcext:apply-style-name="Cellule invalide" calcext:value="formula-is(AND(#REF!&lt;&gt;0;#REF!=&quot;&quot;))" calcext:base-cell-address="Feuille1.Q2"/>
          </calcext:conditional-format>
          <calcext:conditional-format calcext:target-range-address="Feuille1.R2:Feuille1.R4 Feuille1.R23:Feuille1.R37 Feuille1.R19:Feuille1.R21 Feuille1.R6:Feuille1.R17">
            <calcext:condition calcext:apply-style-name="Cellule grisée" calcext:value="formula-is(#REF!=0)" calcext:base-cell-address="Feuille1.R2"/>
            <calcext:condition calcext:apply-style-name="Cellule invalide" calcext:value="formula-is(AND(#REF!&lt;&gt;0;#REF!=&quot;&quot;))" calcext:base-cell-address="Feuille1.R2"/>
          </calcext:conditional-format>
          <calcext:conditional-format calcext:target-range-address="Feuille1.S2:Feuille1.T4 Feuille1.S23:Feuille1.T37 Feuille1.S19:Feuille1.T21 Feuille1.S6:Feuille1.T17">
            <calcext:condition calcext:apply-style-name="Cellule grisée" calcext:value="formula-is(#REF!=0)" calcext:base-cell-address="Feuille1.S2"/>
            <calcext:condition calcext:apply-style-name="Cellule invalide" calcext:value="formula-is(AND(#REF!&lt;&gt;0;#REF!=&quot;&quot;))" calcext:base-cell-address="Feuille1.S2"/>
          </calcext:conditional-format>
          <calcext:conditional-format calcext:target-range-address="Feuille1.B22:Feuille1.F22 Feuille1.G22:Feuille1.G22 Feuille1.I22:Feuille1.P22 Feuille1.H22:Feuille1.H22 Feuille1.U22:Feuille1.V22">
            <calcext:condition calcext:apply-style-name="Cellule invalide" calcext:value="=&quot;&quot;" calcext:base-cell-address="Feuille1.B22"/>
          </calcext:conditional-format>
          <calcext:conditional-format calcext:target-range-address="Feuille1.Q22:Feuille1.Q22">
            <calcext:condition calcext:apply-style-name="Cellule grisée" calcext:value="formula-is(#REF!=0)" calcext:base-cell-address="Feuille1.Q22"/>
            <calcext:condition calcext:apply-style-name="Cellule invalide" calcext:value="formula-is(AND(#REF!&lt;&gt;0;#REF!=&quot;&quot;))" calcext:base-cell-address="Feuille1.Q22"/>
          </calcext:conditional-format>
          <calcext:conditional-format calcext:target-range-address="Feuille1.R22:Feuille1.R22">
            <calcext:condition calcext:apply-style-name="Cellule grisée" calcext:value="formula-is(#REF!=0)" calcext:base-cell-address="Feuille1.R22"/>
            <calcext:condition calcext:apply-style-name="Cellule invalide" calcext:value="formula-is(AND(#REF!&lt;&gt;0;#REF!=&quot;&quot;))" calcext:base-cell-address="Feuille1.R22"/>
          </calcext:conditional-format>
          <calcext:conditional-format calcext:target-range-address="Feuille1.S22:Feuille1.T22">
            <calcext:condition calcext:apply-style-name="Cellule grisée" calcext:value="formula-is(#REF!=0)" calcext:base-cell-address="Feuille1.S22"/>
            <calcext:condition calcext:apply-style-name="Cellule invalide" calcext:value="formula-is(AND(#REF!&lt;&gt;0;#REF!=&quot;&quot;))" calcext:base-cell-address="Feuille1.S22"/>
          </calcext:conditional-format>
          <calcext:conditional-format calcext:target-range-address="Feuille1.I3:Feuille1.K3">
            <calcext:condition calcext:apply-style-name="Cellule invalide" calcext:value="=&quot;&quot;" calcext:base-cell-address="Feuille1.I3"/>
          </calcext:conditional-format>
          <calcext:conditional-format calcext:target-range-address="Feuille1.I4:Feuille1.K4">
            <calcext:condition calcext:apply-style-name="Cellule invalide" calcext:value="=&quot;&quot;" calcext:base-cell-address="Feuille1.I4"/>
          </calcext:conditional-format>
          <calcext:conditional-format calcext:target-range-address="Feuille1.B18:Feuille1.F18 Feuille1.G18:Feuille1.G18 Feuille1.I18:Feuille1.P18 Feuille1.H18:Feuille1.H18 Feuille1.U18:Feuille1.V18">
            <calcext:condition calcext:apply-style-name="Cellule invalide" calcext:value="=&quot;&quot;" calcext:base-cell-address="Feuille1.B18"/>
          </calcext:conditional-format>
          <calcext:conditional-format calcext:target-range-address="Feuille1.Q18:Feuille1.Q18">
            <calcext:condition calcext:apply-style-name="Cellule grisée" calcext:value="formula-is(#REF!=0)" calcext:base-cell-address="Feuille1.Q18"/>
            <calcext:condition calcext:apply-style-name="Cellule invalide" calcext:value="formula-is(AND(#REF!&lt;&gt;0;#REF!=&quot;&quot;))" calcext:base-cell-address="Feuille1.Q18"/>
          </calcext:conditional-format>
          <calcext:conditional-format calcext:target-range-address="Feuille1.R18:Feuille1.R18">
            <calcext:condition calcext:apply-style-name="Cellule grisée" calcext:value="formula-is(#REF!=0)" calcext:base-cell-address="Feuille1.R18"/>
            <calcext:condition calcext:apply-style-name="Cellule invalide" calcext:value="formula-is(AND(#REF!&lt;&gt;0;#REF!=&quot;&quot;))" calcext:base-cell-address="Feuille1.R18"/>
          </calcext:conditional-format>
          <calcext:conditional-format calcext:target-range-address="Feuille1.S18:Feuille1.T18">
            <calcext:condition calcext:apply-style-name="Cellule grisée" calcext:value="formula-is(#REF!=0)" calcext:base-cell-address="Feuille1.S18"/>
            <calcext:condition calcext:apply-style-name="Cellule invalide" calcext:value="formula-is(AND(#REF!&lt;&gt;0;#REF!=&quot;&quot;))" calcext:base-cell-address="Feuille1.S18"/>
          </calcext:conditional-format>
          <calcext:conditional-format calcext:target-range-address="Feuille1.I2:Feuille1.K2">
            <calcext:condition calcext:apply-style-name="Cellule invalide" calcext:value="=&quot;&quot;" calcext:base-cell-address="Feuille1.I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00:20:28.5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1-29T00:20:37.592000000</dc:date>
    <meta:editing-duration>PT2H30M43S</meta:editing-duration>
    <meta:editing-cycles>102</meta:editing-cycles>
    <meta:document-statistic meta:table-count="1" meta:cell-count="665" meta:object-count="0"/>
  </office:meta>
</office:document-meta>
</file>